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4.068cm" fo:min-width="12.2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4.068cm" fo:min-width="12.2cm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4.068cm" fo:min-width="12.2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4.068cm" fo:min-width="12.2cm"/>
    </style:style>
    <style:style style:name="gr7" style:family="graphic" style:parent-style-name="standard">
      <style:graphic-properties draw:textarea-horizontal-align="justify" draw:textarea-vertical-align="middle" draw:auto-grow-height="false" fo:min-height="6.1cm" fo:min-width="4.58cm"/>
    </style:style>
    <style:style style:name="gr8" style:family="graphic" style:parent-style-name="standard">
      <style:graphic-properties draw:textarea-horizontal-align="justify" draw:textarea-vertical-align="middle" draw:auto-grow-height="false" fo:min-height="6.1cm" fo:min-width="3.31cm"/>
    </style:style>
    <style:style style:name="gr9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2.675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3.1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9.8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text-properties fo:font-size="12pt" fo:font-style="normal" style:font-size-asian="12pt" style:font-style-asian="normal" style:font-size-complex="12pt" style:font-style-complex="normal"/>
    </style:style>
    <style:style style:name="P14" style:family="paragraph">
      <loext:graphic-properties draw:fill="none" draw:fill-color="#ffffff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4.318cm" svg:x="9.89cm" svg:y="6.46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5cm" svg:y1="8.62cm" svg:x2="12.303cm" svg:y2="8.62cm">
          <text:p/>
        </draw:line>
        <draw:line draw:style-name="gr3" draw:text-style-name="P2" draw:layer="layout" svg:x1="14.589cm" svg:y1="17.51cm" svg:x2="14.589cm" svg:y2="7.985cm">
          <text:p/>
        </draw:line>
        <draw:custom-shape draw:style-name="gr4" draw:text-style-name="P3" draw:layer="layout" svg:width="12.7cm" svg:height="4.318cm" svg:x="10.398cm" svg:y="5.19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5cm" svg:y1="7.35cm" svg:x2="12.303cm" svg:y2="7.35cm">
          <text:p/>
        </draw:line>
        <draw:line draw:style-name="gr3" draw:text-style-name="P2" draw:layer="layout" svg:x1="14.081cm" svg:y1="16.24cm" svg:x2="14.081cm" svg:y2="6.715cm">
          <text:p/>
        </draw:line>
        <draw:custom-shape draw:style-name="gr5" draw:text-style-name="P4" draw:layer="layout" svg:width="12.7cm" svg:height="4.318cm" svg:x="10.906cm" svg:y="3.92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5cm" svg:y1="6.08cm" svg:x2="12.303cm" svg:y2="6.08cm">
          <text:p/>
        </draw:line>
        <draw:line draw:style-name="gr3" draw:text-style-name="P2" draw:layer="layout" svg:x1="13.573cm" svg:y1="14.97cm" svg:x2="13.573cm" svg:y2="5.445cm">
          <text:p/>
        </draw:line>
        <draw:custom-shape draw:style-name="gr6" draw:text-style-name="P5" draw:layer="layout" svg:width="12.7cm" svg:height="4.318cm" svg:x="11.414cm" svg:y="2.6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8cm" svg:height="6.35cm" svg:x="3.54cm" svg:y="12.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81cm" svg:height="6.35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81cm" svg:height="6.35cm" svg:x="16.24cm" svg:y="12.4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5cm" svg:y1="4.81cm" svg:x2="12.43cm" svg:y2="4.81cm">
          <text:p/>
        </draw:line>
        <draw:line draw:style-name="gr2" draw:text-style-name="P2" draw:layer="layout" svg:x1="8.62cm" svg:y1="13.7cm" svg:x2="16.24cm" svg:y2="13.7cm">
          <text:p/>
        </draw:line>
        <draw:line draw:style-name="gr2" draw:text-style-name="P2" draw:layer="layout" svg:x1="8.62cm" svg:y1="14.97cm" svg:x2="16.24cm" svg:y2="14.97cm">
          <text:p/>
        </draw:line>
        <draw:line draw:style-name="gr2" draw:text-style-name="P2" draw:layer="layout" svg:x1="8.62cm" svg:y1="16.24cm" svg:x2="16.24cm" svg:y2="16.24cm">
          <text:p/>
        </draw:line>
        <draw:line draw:style-name="gr2" draw:text-style-name="P2" draw:layer="layout" svg:x1="8.62cm" svg:y1="17.51cm" svg:x2="16.24cm" svg:y2="17.51cm">
          <text:p/>
        </draw:line>
        <draw:line draw:style-name="gr2" draw:text-style-name="P2" draw:layer="layout" svg:x1="20.05cm" svg:y1="14.081cm" svg:x2="21.955cm" svg:y2="14.081cm">
          <text:p/>
        </draw:line>
        <draw:line draw:style-name="gr2" draw:text-style-name="P2" draw:layer="layout" svg:x1="20.05cm" svg:y1="15.605cm" svg:x2="21.955cm" svg:y2="15.605cm">
          <text:p/>
        </draw:line>
        <draw:line draw:style-name="gr2" draw:text-style-name="P2" draw:layer="layout" svg:x1="20.05cm" svg:y1="17.256cm" svg:x2="21.955cm" svg:y2="17.256cm">
          <text:p/>
        </draw:line>
        <draw:custom-shape draw:style-name="gr8" draw:text-style-name="P6" draw:layer="layout" svg:width="3.81cm" svg:height="6.35cm" svg:x="21.955cm" svg:y="12.4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5.793cm" svg:y1="15.58cm" svg:x2="27.063cm" svg:y2="15.58cm">
          <text:p/>
        </draw:line>
        <draw:custom-shape draw:style-name="gr9" draw:text-style-name="P6" draw:layer="layout" svg:width="1.27cm" svg:height="1.27cm" svg:x="12.43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3.175cm" svg:height="2.54cm" svg:x="14.97cm" svg:y="3.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683cm" svg:height="2.54cm" svg:x="19.542cm" svg:y="3.54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.56cm" svg:height="0.962cm" svg:x="15.859cm" svg:y="4.356cm">
          <draw:text-box>
            <text:p>PID</text:p>
          </draw:text-box>
        </draw:frame>
        <draw:line draw:style-name="gr2" draw:text-style-name="P2" draw:layer="layout" svg:x1="23.225cm" svg:y1="4.81cm" svg:x2="25.257cm" svg:y2="4.81cm">
          <text:p/>
        </draw:line>
        <draw:line draw:style-name="gr2" draw:text-style-name="P2" draw:layer="layout" svg:x1="13.7cm" svg:y1="4.81cm" svg:x2="14.97cm" svg:y2="4.81cm">
          <text:p/>
        </draw:line>
        <draw:line draw:style-name="gr2" draw:text-style-name="P2" draw:layer="layout" svg:x1="18.145cm" svg:y1="4.81cm" svg:x2="19.542cm" svg:y2="4.81cm">
          <text:p/>
        </draw:line>
        <draw:frame draw:style-name="gr13" draw:text-style-name="P8" draw:layer="layout" svg:width="3.81cm" svg:height="1.673cm" svg:x="3.667cm" svg:y="5.953cm">
          <draw:text-box>
            <text:p text:style-name="P6">forward</text:p>
            <text:p text:style-name="P6">kinematics</text:p>
          </draw:text-box>
        </draw:frame>
        <draw:frame draw:style-name="gr13" draw:text-style-name="P8" draw:layer="layout" svg:width="3.81cm" svg:height="1.673cm" svg:x="16.367cm" svg:y="14.821cm">
          <draw:text-box>
            <text:p text:style-name="P6">inverse</text:p>
            <text:p text:style-name="P6">kinematics</text:p>
          </draw:text-box>
        </draw:frame>
        <draw:frame draw:style-name="gr13" draw:text-style-name="P8" draw:layer="layout" svg:width="3.81cm" svg:height="1.673cm" svg:x="21.955cm" svg:y="14.821cm">
          <draw:text-box>
            <text:p text:style-name="P6">odometry</text:p>
            <text:p text:style-name="P6">calculations</text:p>
          </draw:text-box>
        </draw:frame>
        <draw:frame draw:style-name="gr13" draw:text-style-name="P8" draw:layer="layout" svg:width="3.81cm" svg:height="1.673cm" svg:x="4.683cm" svg:y="14.821cm">
          <draw:text-box>
            <text:p text:style-name="P6">units</text:p>
            <text:p text:style-name="P6">scaling</text:p>
          </draw:text-box>
        </draw:frame>
        <draw:line draw:style-name="gr3" draw:text-style-name="P2" draw:layer="layout" svg:x1="13.065cm" svg:y1="13.7cm" svg:x2="13.065cm" svg:y2="5.445cm">
          <text:p/>
        </draw:line>
        <draw:frame draw:style-name="gr14" draw:text-style-name="P9" draw:layer="layout" svg:width="5.603cm" svg:height="0.763cm" svg:x="14.716cm" svg:y="6.206cm">
          <draw:text-box>
            <text:p><text:span text:style-name="T1">Controller wheel 1</text:span></text:p>
          </draw:text-box>
        </draw:frame>
        <draw:frame draw:style-name="gr14" draw:text-style-name="P9" draw:layer="layout" svg:width="5.603cm" svg:height="0.763cm" svg:x="14.97cm" svg:y="7.476cm">
          <draw:text-box>
            <text:p><text:span text:style-name="T1">Controller wheel 2</text:span></text:p>
          </draw:text-box>
        </draw:frame>
        <draw:frame draw:style-name="gr14" draw:text-style-name="P9" draw:layer="layout" svg:width="5.603cm" svg:height="0.763cm" svg:x="15.209cm" svg:y="8.746cm">
          <draw:text-box>
            <text:p><text:span text:style-name="T1">Controller wheel 3</text:span></text:p>
          </draw:text-box>
        </draw:frame>
        <draw:frame draw:style-name="gr14" draw:text-style-name="P9" draw:layer="layout" svg:width="5.603cm" svg:height="0.763cm" svg:x="15.478cm" svg:y="10.017cm">
          <draw:text-box>
            <text:p><text:span text:style-name="T1">Controller wheel 4</text:span></text:p>
          </draw:text-box>
        </draw:frame>
        <draw:frame draw:style-name="gr15" draw:text-style-name="P7" draw:layer="layout" svg:width="0.875cm" svg:height="0.962cm" svg:x="11.682cm" svg:y="3.848cm">
          <draw:text-box>
            <text:p>+</text:p>
          </draw:text-box>
        </draw:frame>
        <draw:frame draw:style-name="gr16" draw:text-style-name="P7" draw:layer="layout" svg:width="0.714cm" svg:height="0.962cm" svg:x="12.176cm" svg:y="5.318cm">
          <draw:text-box>
            <text:p>-</text:p>
          </draw:text-box>
        </draw:frame>
        <draw:line draw:style-name="gr3" draw:text-style-name="P2" draw:layer="layout" svg:x1="2.27cm" svg:y1="6.715cm" svg:x2="3.54cm" svg:y2="6.715cm">
          <text:p/>
        </draw:line>
        <draw:line draw:style-name="gr3" draw:text-style-name="P2" draw:layer="layout" svg:x1="2.27cm" svg:y1="15.605cm" svg:x2="3.54cm" svg:y2="15.605cm">
          <text:p/>
        </draw:line>
        <draw:frame draw:style-name="gr17" draw:text-style-name="P10" draw:layer="layout" svg:width="10.311cm" svg:height="1.038cm" svg:x="9.128cm" svg:y="1cm">
          <draw:text-box>
            <text:p><text:span text:style-name="T2">NEXUS BASE CONTROLLER</text:span></text:p>
          </draw:text-box>
        </draw:frame>
        <draw:line draw:style-name="gr2" draw:text-style-name="P2" draw:layer="layout" svg:x1="24.114cm" svg:y1="6.08cm" svg:x2="25.257cm" svg:y2="6.08cm">
          <text:p/>
        </draw:line>
        <draw:line draw:style-name="gr2" draw:text-style-name="P2" draw:layer="layout" svg:x1="23.606cm" svg:y1="7.35cm" svg:x2="25.257cm" svg:y2="7.35cm">
          <text:p/>
        </draw:line>
        <draw:line draw:style-name="gr2" draw:text-style-name="P2" draw:layer="layout" svg:x1="23.098cm" svg:y1="8.62cm" svg:x2="25.257cm" svg:y2="8.62cm">
          <text:p/>
        </draw:line>
        <draw:frame draw:style-name="gr18" draw:text-style-name="P12" draw:layer="layout" svg:width="3.487cm" svg:height="0.762cm" svg:x="0.746cm" svg:y="14.716cm">
          <draw:text-box>
            <text:p text:style-name="P11"><text:span text:style-name="T3">/wheel_vel[ ]</text:span></text:p>
          </draw:text-box>
        </draw:frame>
        <draw:frame draw:style-name="gr19" draw:text-style-name="P12" draw:layer="layout" svg:width="2.487cm" svg:height="0.725cm" svg:x="0.799cm" svg:y="5.953cm">
          <draw:text-box>
            <text:p text:style-name="P11"><text:span text:style-name="T3">/cmd_vel</text:span></text:p>
          </draw:text-box>
        </draw:frame>
        <draw:frame draw:style-name="gr20" draw:text-style-name="P12" draw:layer="layout" svg:width="3.216cm" svg:height="0.725cm" svg:x="25.13cm" svg:y="4.429cm">
          <draw:text-box>
            <text:p text:style-name="P11"><text:span text:style-name="T3">/cmd_motor[1]</text:span></text:p>
          </draw:text-box>
        </draw:frame>
        <draw:frame draw:style-name="gr20" draw:text-style-name="P12" draw:layer="layout" svg:width="3.216cm" svg:height="0.725cm" svg:x="25.13cm" svg:y="5.699cm">
          <draw:text-box>
            <text:p text:style-name="P11"><text:span text:style-name="T3">/cmd_motor[2]</text:span></text:p>
          </draw:text-box>
        </draw:frame>
        <draw:frame draw:style-name="gr20" draw:text-style-name="P12" draw:layer="layout" svg:width="3.216cm" svg:height="0.725cm" svg:x="25.13cm" svg:y="6.969cm">
          <draw:text-box>
            <text:p text:style-name="P11"><text:span text:style-name="T3">/cmd_motor[3]</text:span></text:p>
          </draw:text-box>
        </draw:frame>
        <draw:frame draw:style-name="gr20" draw:text-style-name="P12" draw:layer="layout" svg:width="3.216cm" svg:height="0.725cm" svg:x="25.14cm" svg:y="8.195cm">
          <draw:text-box>
            <text:p text:style-name="P11"><text:span text:style-name="T3">/cmd_motor[4]</text:span></text:p>
          </draw:text-box>
        </draw:frame>
        <draw:frame draw:style-name="gr18" draw:text-style-name="P12" draw:layer="layout" svg:width="3.643cm" svg:height="0.762cm" svg:x="25.765cm" svg:y="14.716cm">
          <draw:text-box>
            <text:p text:style-name="P11"><text:span text:style-name="T3">/sensor_odom</text:span></text:p>
          </draw:text-box>
        </draw:frame>
        <draw:frame draw:style-name="gr12" draw:text-style-name="P7" draw:layer="layout" svg:width="3.283cm" svg:height="0.962cm" svg:x="19.796cm" svg:y="4.302cm">
          <draw:text-box>
            <text:p>saturation</text:p>
          </draw:text-box>
        </draw:frame>
        <draw:frame draw:style-name="gr21" draw:text-style-name="P14" draw:layer="layout" svg:width="3.258cm" svg:height="0.806cm" svg:x="7.267cm" svg:y="2.734cm">
          <draw:text-box>
            <text:p text:style-name="P13"><text:span text:style-name="T4">cmd_wheel_</text:span></text:p>
          </draw:text-box>
        </draw:frame>
        <draw:frame draw:style-name="gr21" draw:text-style-name="P14" draw:layer="layout" svg:width="3.004cm" svg:height="0.806cm" svg:x="7.267cm" svg:y="4.048cm">
          <draw:text-box>
            <text:p text:style-name="P13"><text:span text:style-name="T4">front_left</text:span></text:p>
          </draw:text-box>
        </draw:frame>
        <draw:frame draw:style-name="gr21" draw:text-style-name="P14" draw:layer="layout" svg:width="3.004cm" svg:height="0.806cm" svg:x="7.267cm" svg:y="5.318cm">
          <draw:text-box>
            <text:p text:style-name="P13"><text:span text:style-name="T4">rear_left</text:span></text:p>
          </draw:text-box>
        </draw:frame>
        <draw:frame draw:style-name="gr21" draw:text-style-name="P14" draw:layer="layout" svg:width="3.004cm" svg:height="0.806cm" svg:x="7.267cm" svg:y="6.544cm">
          <draw:text-box>
            <text:p text:style-name="P13"><text:span text:style-name="T4">rear_right</text:span></text:p>
          </draw:text-box>
        </draw:frame>
        <draw:frame draw:style-name="gr18" draw:text-style-name="P14" draw:layer="layout" svg:width="3.004cm" svg:height="0.762cm" svg:x="7.267cm" svg:y="7.858cm">
          <draw:text-box>
            <text:p text:style-name="P13"><text:span text:style-name="T4">front_right</text:span></text:p>
          </draw:text-box>
        </draw:frame>
        <draw:frame draw:style-name="gr21" draw:text-style-name="P14" draw:layer="layout" svg:width="3.258cm" svg:height="0.806cm" svg:x="8.664cm" svg:y="11.624cm">
          <draw:text-box>
            <text:p text:style-name="P13"><text:span text:style-name="T4">vel_wheel_</text:span></text:p>
          </draw:text-box>
        </draw:frame>
        <draw:frame draw:style-name="gr21" draw:text-style-name="P14" draw:layer="layout" svg:width="3.004cm" svg:height="0.806cm" svg:x="8.664cm" svg:y="12.894cm">
          <draw:text-box>
            <text:p text:style-name="P13"><text:span text:style-name="T4">front_left</text:span></text:p>
          </draw:text-box>
        </draw:frame>
        <draw:frame draw:style-name="gr21" draw:text-style-name="P14" draw:layer="layout" svg:width="3.004cm" svg:height="0.806cm" svg:x="8.664cm" svg:y="14.164cm">
          <draw:text-box>
            <text:p text:style-name="P13"><text:span text:style-name="T4">rear_left</text:span></text:p>
          </draw:text-box>
        </draw:frame>
        <draw:frame draw:style-name="gr21" draw:text-style-name="P14" draw:layer="layout" svg:width="3.004cm" svg:height="0.806cm" svg:x="8.664cm" svg:y="15.434cm">
          <draw:text-box>
            <text:p text:style-name="P13"><text:span text:style-name="T4">rear_right</text:span></text:p>
          </draw:text-box>
        </draw:frame>
        <draw:frame draw:style-name="gr18" draw:text-style-name="P14" draw:layer="layout" svg:width="3.004cm" svg:height="0.762cm" svg:x="8.62cm" svg:y="16.748cm">
          <draw:text-box>
            <text:p text:style-name="P13"><text:span text:style-name="T4">front_right</text:span></text:p>
          </draw:text-box>
        </draw:frame>
        <draw:frame draw:style-name="gr18" draw:text-style-name="P14" draw:layer="layout" svg:width="2.032cm" svg:height="0.762cm" svg:x="20.05cm" svg:y="13.319cm">
          <draw:text-box>
            <text:p text:style-name="P13"><text:span text:style-name="T4">vel_x</text:span></text:p>
          </draw:text-box>
        </draw:frame>
        <draw:frame draw:style-name="gr21" draw:text-style-name="P14" draw:layer="layout" svg:width="2.032cm" svg:height="0.806cm" svg:x="20.05cm" svg:y="14.799cm">
          <draw:text-box>
            <text:p text:style-name="P13"><text:span text:style-name="T4">vel_y</text:span></text:p>
          </draw:text-box>
        </draw:frame>
        <draw:frame draw:style-name="gr21" draw:text-style-name="P14" draw:layer="layout" svg:width="2.032cm" svg:height="0.806cm" svg:x="20.05cm" svg:y="16.438cm">
          <draw:text-box>
            <text:p text:style-name="P13"><text:span text:style-name="T4">vel_an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20T18:01:20.089123998</meta:creation-date>
    <meta:editing-cycles>16</meta:editing-cycles>
    <meta:editing-duration>PT1H24M48S</meta:editing-duration>
    <dc:date>2020-03-21T17:05:20.370299116</dc:date>
    <meta:generator>LibreOffice/6.4.2.2$Linux_X86_64 LibreOffice_project/4e471d8c02c9c90f512f7f9ead8875b57fcb1ec3</meta:generator>
    <meta:document-statistic meta:object-count="68"/>
  </office:meta>
</office:document-meta>
</file>